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17974" officeooo:paragraph-rsid="00117974"/>
    </style:style>
    <style:style style:name="P2" style:family="paragraph" style:parent-style-name="Standard">
      <style:paragraph-properties fo:text-align="start" style:justify-single-word="false"/>
      <style:text-properties officeooo:rsid="00117974" officeooo:paragraph-rsid="00117974"/>
    </style:style>
    <style:style style:name="P3" style:family="paragraph" style:parent-style-name="Standard">
      <style:paragraph-properties fo:text-align="center" style:justify-single-word="false"/>
      <style:text-properties fo:font-size="30pt" officeooo:rsid="00117974" officeooo:paragraph-rsid="00117974" style:font-size-asian="30pt" style:font-size-complex="30pt"/>
    </style:style>
    <style:style style:name="P4" style:family="paragraph" style:parent-style-name="Standard">
      <style:paragraph-properties fo:text-align="start" style:justify-single-word="false"/>
      <style:text-properties officeooo:rsid="00119af0" officeooo:paragraph-rsid="00119af0"/>
    </style:style>
    <style:style style:name="P5" style:family="paragraph" style:parent-style-name="Standard">
      <style:paragraph-properties fo:text-align="start" style:justify-single-word="false"/>
      <style:text-properties officeooo:rsid="0012efdb" officeooo:paragraph-rsid="0012efdb"/>
    </style:style>
    <style:style style:name="P6" style:family="paragraph" style:parent-style-name="Standard">
      <style:paragraph-properties fo:text-align="start" style:justify-single-word="false"/>
      <style:text-properties officeooo:rsid="00131c98" officeooo:paragraph-rsid="00131c98"/>
    </style:style>
    <style:style style:name="P7" style:family="paragraph" style:parent-style-name="Standard">
      <style:paragraph-properties fo:text-align="start" style:justify-single-word="false"/>
      <style:text-properties officeooo:rsid="001583bd" officeooo:paragraph-rsid="001583bd"/>
    </style:style>
    <style:style style:name="P8" style:family="paragraph" style:parent-style-name="Standard">
      <style:paragraph-properties fo:text-align="start" style:justify-single-word="false"/>
      <style:text-properties officeooo:rsid="001584ab" officeooo:paragraph-rsid="001584ab"/>
    </style:style>
    <style:style style:name="P9" style:family="paragraph" style:parent-style-name="Standard">
      <style:paragraph-properties fo:text-align="start" style:justify-single-word="false"/>
      <style:text-properties officeooo:rsid="001646bc" officeooo:paragraph-rsid="001646bc"/>
    </style:style>
    <style:style style:name="P10" style:family="paragraph" style:parent-style-name="Standard">
      <style:paragraph-properties fo:text-align="start" style:justify-single-word="false"/>
      <style:text-properties officeooo:rsid="001830dc" officeooo:paragraph-rsid="001830dc"/>
    </style:style>
    <style:style style:name="P11" style:family="paragraph" style:parent-style-name="Standard">
      <style:paragraph-properties fo:text-align="start" style:justify-single-word="false" fo:break-before="page"/>
      <style:text-properties officeooo:rsid="00117974" officeooo:paragraph-rsid="00117974"/>
    </style:style>
    <style:style style:name="P12" style:family="paragraph" style:parent-style-name="Standard">
      <style:paragraph-properties fo:text-align="start" style:justify-single-word="false"/>
      <style:text-properties officeooo:paragraph-rsid="001830dc"/>
    </style:style>
    <style:style style:name="P13" style:family="paragraph" style:parent-style-name="Standard">
      <style:paragraph-properties fo:text-align="start" style:justify-single-word="false"/>
      <style:text-properties officeooo:paragraph-rsid="0012efdb"/>
    </style:style>
    <style:style style:name="P14" style:family="paragraph" style:parent-style-name="Standard">
      <style:paragraph-properties fo:text-align="start" style:justify-single-word="false"/>
      <style:text-properties officeooo:paragraph-rsid="00131c98"/>
    </style:style>
    <style:style style:name="T1" style:family="text">
      <style:text-properties fo:font-size="30pt" style:font-size-asian="30pt" style:font-size-complex="30pt"/>
    </style:style>
    <style:style style:name="T2" style:family="text">
      <style:text-properties officeooo:rsid="00119af0"/>
    </style:style>
    <style:style style:name="T3" style:family="text">
      <style:text-properties officeooo:rsid="001583bd"/>
    </style:style>
    <style:style style:name="T4" style:family="text">
      <style:text-properties officeooo:rsid="001584ab"/>
    </style:style>
    <style:style style:name="T5" style:family="text">
      <style:text-properties officeooo:rsid="001646bc"/>
    </style:style>
    <style:style style:name="T6" style:family="text">
      <style:text-properties officeooo:rsid="001a8231"/>
    </style:style>
    <style:style style:name="T7" style:family="text">
      <style:text-properties officeooo:rsid="001ab27a"/>
    </style:style>
    <style:style style:name="T8" style:family="text">
      <style:text-properties fo:color="#ce181e" fo:font-weight="bold" style:font-weight-asian="bold" style:font-weight-complex="bold"/>
    </style:style>
    <style:style style:name="T9" style:family="text">
      <style:text-properties fo:color="#ce181e" fo:font-weight="bold" officeooo:rsid="001583bd" style:font-weight-asian="bold" style:font-weight-complex="bold"/>
    </style:style>
    <style:style style:name="T10" style:family="text">
      <style:text-properties fo:color="#ce181e" fo:font-weight="bold" officeooo:rsid="001830dc" style:font-weight-asian="bold" style:font-weight-complex="bold"/>
    </style:style>
    <style:style style:name="T11" style:family="text">
      <style:text-properties fo:color="#ce181e" fo:font-weight="bold" officeooo:rsid="0012efdb" style:font-weight-asian="bold" style:font-weight-complex="bold"/>
    </style:style>
    <style:style style:name="T12" style:family="text">
      <style:text-properties officeooo:rsid="001ba607"/>
    </style:style>
    <style:style style:name="T13" style:family="text">
      <style:text-properties officeooo:rsid="001d8c2d"/>
    </style:style>
    <style:style style:name="T14" style:family="text">
      <style:text-properties officeooo:rsid="001e971f"/>
    </style:style>
    <style:style style:name="T15" style:family="text">
      <style:text-properties officeooo:rsid="001ed9b4"/>
    </style:style>
    <style:style style:name="T16" style:family="text">
      <style:text-properties style:use-window-font-color="true"/>
    </style:style>
    <style:style style:name="T17" style:family="text">
      <style:text-properties style:use-window-font-color="true" fo:font-weight="bold" style:font-weight-asian="bold" style:font-weight-complex="bold"/>
    </style:style>
    <style:style style:name="T18" style:family="text">
      <style:text-properties style:use-window-font-color="true" fo:font-weight="normal" style:font-weight-asian="normal" style:font-weight-complex="normal"/>
    </style:style>
    <style:style style:name="T19" style:family="text">
      <style:text-properties officeooo:rsid="001830dc"/>
    </style:style>
    <style:style style:name="T20" style:family="text">
      <style:text-properties officeooo:rsid="0012efdb"/>
    </style:style>
    <style:style style:name="T21" style:family="text">
      <style:text-properties officeooo:rsid="00131c9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3"/>
      <text:p text:style-name="P3">Compte rendu projet Algorithmique et Développement </text:p>
      <text:p text:style-name="P3"/>
      <text:p text:style-name="P1"><text:span text:style-name="T1"><text:tab/>Application : Le pendu </text:span><text:line-break/></text:p>
      <text:p text:style-name="P11">Explication de <text:span text:style-name="T6">la conception de </text:span>l’application pendu :</text:p>
      <text:p text:style-name="P2"/>
      <text:p text:style-name="P2">Avant même la conception de l’application pendu, nous nous somme<text:span text:style-name="T6">s</text:span> mis d’accord sur la stru<text:span text:style-name="T6">c</text:span>ture de notre application dans sa globalité , afin de savoir exactement comment l’on parviendrait a nos fins . Il a donc été décidé que l’on utiliserai<text:span text:style-name="T6">t</text:span> le langage java pour notre projet , et que par conséquent, <text:s/>il était possible d’utiliser la notion d’héritage pour définir chaque jeu .</text:p>
      <text:p text:style-name="P2">C’est ainsi que l’on décida<text:span text:style-name="T7">it</text:span> de créer une classe Jeu possédant les variables communes à chaque jeux soit le nom, les règles de ce dernier et enfin le score. Ensuite, nous allons nous pencher dans cette partie sur le cas du pendu. Pour savoir quelle variable créer pour répondre convenablement aux besoin<text:span text:style-name="T7">s</text:span> du jeu nous nous documentâmes <text:span text:style-name="T2">sur les spécificités de ce jeu. Après quelques recherches, nous sommes parvenus a la conclusion qu’il nous faudrait cinq variables supplémentaires, une pour le nombre de vie restantes au joueur, une pour le nombre de coup total joué (nécessaire pour un calcul correct du score, un joueur ayant gagné en 7 coups et un autre en 12 coups ne mérite pas d’avoir le même score),une variable contenant un tableau de caractère <text:s/>et pour finir deux variables de type string contenant un mot et un mot secret. </text:span></text:p>
      <text:p text:style-name="P2"/>
      <text:p text:style-name="P4">Après avoir défini les variables , on commença à implémenter les méthodes basiques de l’application soit le constructeur, getters et setters. Puis la méthode appelée « afficherLaRegle » permettant à l’aide d’un simple appel à la fonction « println » l’affichage du contenu de la variable règle, elle-<text:span text:style-name="T7">mê</text:span>me rempli<text:span text:style-name="T7">e</text:span> précédemment dans le constructeur . </text:p>
      <text:p text:style-name="P4"/>
      <text:p text:style-name="P4">Ces méthodes basiques enfin implanté<text:span text:style-name="T7">e</text:span>s, il était temps de s’interroger sur le fonctionnement d’un pendu.Tout d’abord de façon large, puis une fois les grands principes découvert<text:span text:style-name="T7">s</text:span> savoir comment implémenter ses derniers. Hors pour jouer au pendu que faut il faire ? La réponse est simple , trouver le mot secret en proposant des lettres une par une jusqu’à avoir une idée du mot secret et faire une proposition pour ce dernier ou continuer a proposer des lettres jusqu’à ce que le mot secret soit complété . </text:p>
      <text:p text:style-name="P4">Il nous faudrait donc une méthode permettant l’initiation d’un mot , une autre méthode permettant de jouer un coup et enfin une méthode permettant de vérifier un mot .</text:p>
      <text:p text:style-name="P4"/>
      <text:p text:style-name="P4"/>
      <text:p text:style-name="P5">Parlons dans un premier temps de la création de la méthode « initmot » , méthode permettant sans entrée d’affecter un mot a découvrir dans la variable « secretword ».</text:p>
      <text:p text:style-name="P5">Tout d’abord , on <text:span text:style-name="T7">a </text:span>cr<text:span text:style-name="T7">éé</text:span> une variable local<text:span text:style-name="T7">e</text:span> « i » , un entier , qui nous permettrait de génér<text:span text:style-name="T7">er</text:span> un nombre <text:s/>après l’application de la fonction « mathrandom » et d’un calcul sur ce résultat.</text:p>
      <text:p text:style-name="P5">Ce nombre représente une ligne dans un fichier texte contenant tout les mots du dictionnaire.</text:p>
      <text:p text:style-name="P5">On a donc par précaution fait une boucle pour le cas ou le nombre « i » serait supérieur au nombre de ligne présent<text:span text:style-name="T7">e</text:span> dans le fichier , boucle divisant par 2 le nombre  « i »jusqu’à ce que ce dernier soit plus petit que le nombre ou égal au nombre de ligne dans ce fichier . </text:p>
      <text:p text:style-name="P13"><text:span text:style-name="T20">Ensuite, travaillant avec des autres fichiers, par précaution, on utilise le bloc « try » « catch » permettant d’éviter </text:span>le plantage d<text:span text:style-name="T20">u programme . </text:span></text:p>
      <text:p text:style-name="P6">Après cela, on défini<text:span text:style-name="T7">t</text:span> une variable « motligne » qui contiendra le mot présent d<text:span text:style-name="T12">ans</text:span> le fichier <text:span text:style-name="T12">à</text:span> une ligne donnée . On précise que les variables « secretword » et « word » utilisé<text:span text:style-name="T12">es</text:span> dans cette méthode sont celles définies lors de la création de la classe.</text:p>
      <text:p text:style-name="P14"><text:span text:style-name="T21">Par la suite, on crée une autre boucle tant que , cette dernière reste active tant que la variable « carac » contenant le numéro de la ligne de la variable « motligne » est différente de -1. Si cette condition est validée et si le numéro de la ligne de « motligne » est égal à « i+1 » alors on sort de la boucl</text:span>e « tant que » <text:s/>sinon si<text:span text:style-name="T3"> le numéro de la ligne de « motligne » est égal à i<text:tab/>alors on affecte à la variable « word » ce dernier . </text:span></text:p>
      <text:p text:style-name="P7">Pour rendre plus lisible l’affichage des lettres et du mot, on passe le contenu de la variable « word » en majuscules grâce a l’appel de la fonction « ToUpperCase ». Poursuivons, on crée maintenant une <text:soft-page-break/>variable enti<text:span text:style-name="T12">è</text:span>re « j » qui va nous permettre de faire une pour sur la taille du mot présent dans « word », dans cette boucle on attribue un »- » pour chaque lettre présente dans « word ».</text:p>
      <text:p text:style-name="P7">Une fois ceci terminé, on ferme le flux du fichier pour éviter tout imprévu et on initialise le nombre de coup à 0. Pour terminer cette méthode, on crée deux catch<text:span text:style-name="T12">s</text:span> qui permette<text:span text:style-name="T12">nt</text:span> un arrêt du programme si jamais il y a des erreurs avec le fichier texte, et enfin, on règle la taille du tableau dans lequel l’utilisateur va jouer sur la taille du  <text:s/>« secretword ». <text:s/>La méthode « initmot » est complété<text:span text:style-name="T12">e</text:span> . </text:p>
      <text:p text:style-name="P7"/>
      <text:p text:style-name="P7">Maintenant penchons nous un peu sur la méthode « jouer<text:span text:style-name="T4">u</text:span>nCoup ».<text:span text:style-name="T4">C’est une méthode qui possède une entrée , la variable « nbvies » contenant le nombre de vies restantes au joueur afin d’éviter qu’il joue un autre coup alors qu’il est déjà pendu .</text:span></text:p>
      <text:p text:style-name="P8">Dans un premier temps on crée une variable locale ici « resulttest » un entier initi<text:span text:style-name="T13">a</text:span>lisé <text:span text:style-name="T13">à</text:span> 0. Cette dernière va contenir par la suite le r<text:span text:style-name="T13">é</text:span>sultat du test permettant de savoir si une lettre est présente ou non dans le « secretword ».</text:p>
      <text:p text:style-name="P8">Commençons cette méthode par une condition , si le nombre de vies restant est supérieur <text:span text:style-name="T13">à</text:span> 0 , <text:span text:style-name="T5">alors on utilise la fonction scanner pour permettre a l’utilisateur d’entrée une lettre et on la récupère puis l’affiche. Puis on transforme ce string en char grâce a la fonction « toCharArray ».</text:span></text:p>
      <text:p text:style-name="P9">On crée ensuite une variable de type char ici « lettrefini » qui reçoit la première valeur du tableau obtenu<text:span text:style-name="T13">e</text:span> à l’aide de la fonction « toCharArray ».</text:p>
      <text:p text:style-name="P9">On va maintenant faire appel a la fonction « verifiermot », qui sera expliqué<text:span text:style-name="T14">e</text:span> dans le paragraphe suivant, avec comme paramètre d’entrée « lettrefini » le retour de cette fonction sera stockée dans la variable « resulttest ».</text:p>
      <text:p text:style-name="P9">Si la valeur contenue dans « resulttest » est égale à 1, <text:span text:style-name="T18">alors on incrémente le nombre de coup joué de un sinon on incrémente le nombre de coup joué</text:span> de <text:span text:style-name="T15">un</text:span> et on retire une vie au joueur. Puis on termine en retournant le nombre de vie restant a l’utilisateur.</text:p>
      <text:p text:style-name="P9"/>
      <text:p text:style-name="P10">A présent, intéressons nous au fonctionnement de la fonction « verifiermot » qui a en entrée une variable de type char , ici appelée « c » .</text:p>
      <text:p text:style-name="P10">Créons tout d’abord une variable locale de type booléen « testlettre » et initialisons la <text:span text:style-name="T14">à</text:span> faux.</text:p>
      <text:p text:style-name="P12"><text:span text:style-name="T19">Puis créons une variable locale de type entier « i » et faisons une boucle pour avec ce « i » qui parcours le mot « word » dans son <text:s/>intégralité.Dans le cas ou l’une des lettres en majuscules du mot « word » est égale a la lettre « c ». Alors dans le tableau de l’utilisateur, on découvre l’emplacement de cette lettre et on l’affiche et on change la valeur du booléen en v</text:span><text:span text:style-name="T16">rai. Sinon on ne fait rien .</text:span></text:p>
      <text:p text:style-name="P10">On incrémente le nombre de coup de 1 , on crée un nouveau tableau de char <text:s/>pour y ranger le mot secret. Enfin, on affiche l’avancement du mot secret et on renvoie 1 ou -1 selon si le booléen est à vrai ou faux .</text:p>
      <text:p text:style-name="P10">Pour terminer cette partie sur le pendu, étudions la fonction permettant le calcul de points sur ce jeu.</text:p>
      <text:p text:style-name="P10">Cette fonction est appelée « pointPendu » et possède une entrée « nberreur » un entier qui contient le nombre d’erreur commise par le joueur.</text:p>
      <text:p text:style-name="P10">On crée donc 2 variables locales de type entier , « nbpoint » contenant le nombre de point total du joueur (variable créer avant le regroupement de toute les applications, maintenant elle est commune <text:span text:style-name="T14">à</text:span> toutes les applications et contient le score actuel du joueur) et « pointMarque » le nombre de point gagné grâce a ce cette session de jeu. Pour cela, on procède de la manière <text:span text:style-name="T14">suivante :</text:span> <text:s/>on utilise un switch qui en paramètre possède le nombre d’erreur commise par le joueur et en fonction de ce nombre d’erreur, on ajoute des points au score du joueur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30T13:25:01.411000000</meta:creation-date>
    <dc:date>2018-12-03T17:55:35.469000000</dc:date>
    <meta:editing-duration>PT1H40M58S</meta:editing-duration>
    <meta:editing-cycles>10</meta:editing-cycles>
    <meta:generator>LibreOffice/6.0.6.2$Windows_X86_64 LibreOffice_project/0c292870b25a325b5ed35f6b45599d2ea4458e77</meta:generator>
    <meta:document-statistic meta:table-count="0" meta:image-count="0" meta:object-count="0" meta:page-count="3" meta:paragraph-count="30" meta:word-count="1426" meta:character-count="7772" meta:non-whitespace-character-count="6353"/>
  </office:meta>
</office:document-meta>
</file>